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ustin News Deck Semibold" svg:font-family="'Austin News Deck Semibold', 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T1" style:family="text">
      <style:text-properties fo:font-variant="normal" fo:text-transform="none" fo:color="#222222" style:font-name="Austin News Deck Semibold" fo:letter-spacing="normal" fo:font-style="normal" fo:font-weight="normal"/>
    </style:style>
    <style:style style:name="T2" style:family="text">
      <style:text-properties fo:font-variant="normal" fo:text-transform="none" fo:color="#222222" style:font-name="Times New Roman" fo:letter-spacing="normal" fo:font-style="normal" fo:font-weight="normal"/>
    </style:style>
    <style:style style:name="T3"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hen Kemp</text:p>
      <text:p text:style-name="P1">10/29/2017</text:p>
      <text:p text:style-name="P2">Week 4 News Analysis</text:p>
      <text:p text:style-name="P3"><text:tab/>The arti<text:span text:style-name="T3">cle: “</text:span><text:span text:style-name="T2">Wolf of Wall Street Jordan Belfort says initial coin offerings are 'the biggest scam ever” presents quotes from Jordan Belfort and JP Morgan CE Jamie Dimon decrying the use of cryptocurrencies and ICOs. Jordan Belfort, who ran massive scams in wallstreet, costing investors $200m, claims that ICOs are a worse scam than what he ever did. ICOs are when a company issues cryptocurrency instead of selling shares or becoming indebted to investors. Many prominent financial figures claim that ICOs are in a bubble, encouraging speculative trading which artificially inflates their value.</text:span><text:span text:style-name="T1"> Belfort also claims that even if 5 to 10% of people are trying to scam you, it's a disaster. The article also comments on the price of Bitcoin, which has gone from less than $1000 earlier this year to $6000 currently. An inflation of value which Jamie Dimon says “is stupid, and will blow up”.</text:span></text:p>
      <text:p text:style-name="P3"><text:span text:style-name="T1"><text:tab/>The bias in this article seems to be staunchly “anti-cryptocurrency”. All of the quotes presented are ones decrying the use of cryptocurrency and ICOs. There is a brief section in the middle that states that $2bn was raised in ICOs so far this year, which might be a comment on how productive they are, but is unclear in its motive. However, the article launches back into it's denouncement of the practice quoting that ICOs are a “speculative bubble” and continues this trend for the remainder of the artic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ustin News Deck Semibold" svg:font-family="'Austin News Deck Semibold', 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Kemp</meta:initial-creator>
    <meta:creation-date>2017-10-29T10:41:02.18</meta:creation-date>
    <dc:date>2017-10-29T11:13:56.44</dc:date>
    <dc:creator>Stephen Kemp</dc:creator>
    <meta:editing-duration>PT32M54S</meta:editing-duration>
    <meta:editing-cycles>2</meta:editing-cycles>
    <meta:generator>OpenOffice/4.1.2$Win32 OpenOffice.org_project/412m3$Build-9782</meta:generator>
    <meta:document-statistic meta:table-count="0" meta:image-count="0" meta:object-count="0" meta:page-count="1" meta:paragraph-count="5" meta:word-count="243" meta:character-count="1445"/>
  </office:meta>
</office:document-meta>
</file>